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5e85" officeooo:paragraph-rsid="001a5e85"/>
    </style:style>
    <style:style style:name="P2" style:family="paragraph" style:parent-style-name="Standard">
      <style:text-properties officeooo:rsid="001c71a0" officeooo:paragraph-rsid="001c71a0"/>
    </style:style>
    <style:style style:name="P3" style:family="paragraph" style:parent-style-name="Standard" style:list-style-name="L1">
      <style:text-properties officeooo:rsid="001fe2b9" officeooo:paragraph-rsid="001fe2b9"/>
    </style:style>
    <style:style style:name="P4" style:family="paragraph" style:parent-style-name="Standard" style:list-style-name="L1">
      <style:text-properties officeooo:rsid="002107b9" officeooo:paragraph-rsid="002107b9"/>
    </style:style>
    <style:style style:name="P5" style:family="paragraph" style:parent-style-name="Standard" style:list-style-name="L1">
      <style:text-properties officeooo:rsid="00230ea7" officeooo:paragraph-rsid="00230ea7"/>
    </style:style>
    <style:style style:name="P6" style:family="paragraph" style:parent-style-name="Standard" style:list-style-name="L1">
      <style:text-properties officeooo:rsid="00253aa5" officeooo:paragraph-rsid="00253aa5"/>
    </style:style>
    <style:style style:name="P7" style:family="paragraph" style:parent-style-name="Text_20_body">
      <style:text-properties style:font-name="Segoe UI" fo:font-size="11.5pt" fo:background-color="#ffffff"/>
    </style:style>
    <style:style style:name="P8" style:family="paragraph" style:parent-style-name="Text_20_body">
      <style:text-properties style:font-name="Segoe UI" fo:font-size="11.5pt" fo:language="en" fo:country="US" fo:background-color="#ffffff"/>
    </style:style>
    <style:style style:name="P9" style:family="paragraph" style:parent-style-name="Text_20_body">
      <style:paragraph-properties fo:orphans="2" fo:widows="2"/>
      <style:text-properties style:font-name="Segoe UI" fo:font-size="11.5pt" fo:language="en" fo:country="US" fo:background-color="#ffffff"/>
    </style:style>
    <style:style style:name="P10" style:family="paragraph" style:parent-style-name="Text_20_body">
      <style:paragraph-properties fo:orphans="2" fo:widows="2"/>
      <style:text-properties fo:background-color="#ffffff"/>
    </style:style>
    <style:style style:name="P11" style:family="paragraph" style:parent-style-name="Text_20_body" style:list-style-name="L2"/>
    <style:style style:name="P12" style:family="paragraph" style:parent-style-name="Text_20_body" style:list-style-name="L2">
      <style:text-properties fo:font-weight="normal" officeooo:rsid="00314e16" officeooo:paragraph-rsid="00314e16" style:font-weight-asian="normal" style:font-weight-complex="normal"/>
    </style:style>
    <style:style style:name="P13" style:family="paragraph" style:parent-style-name="Text_20_body" style:list-style-name="L2">
      <style:text-properties fo:font-weight="normal" officeooo:rsid="00333cfa" officeooo:paragraph-rsid="00333cfa" style:font-weight-asian="normal" style:font-weight-complex="normal"/>
    </style:style>
    <style:style style:name="P14" style:family="paragraph" style:parent-style-name="Text_20_body" style:list-style-name="L2">
      <style:text-properties fo:font-weight="normal" officeooo:rsid="0034826a" officeooo:paragraph-rsid="0034826a" style:font-weight-asian="normal" style:font-weight-complex="normal"/>
    </style:style>
    <style:style style:name="P15" style:family="paragraph" style:parent-style-name="Text_20_body" style:list-style-name="L2">
      <style:text-properties fo:font-weight="normal" officeooo:rsid="00366734" officeooo:paragraph-rsid="00366734" style:font-weight-asian="normal" style:font-weight-complex="normal"/>
    </style:style>
    <style:style style:name="P16" style:family="paragraph" style:parent-style-name="Text_20_body" style:list-style-name="L2">
      <style:text-properties fo:font-weight="normal" officeooo:rsid="0037349a" officeooo:paragraph-rsid="0037349a" style:font-weight-asian="normal" style:font-weight-complex="normal"/>
    </style:style>
    <style:style style:name="P17" style:family="paragraph" style:parent-style-name="Text_20_body" style:list-style-name="L2">
      <style:text-properties fo:font-weight="normal" officeooo:rsid="003874ba" officeooo:paragraph-rsid="003874ba" style:font-weight-asian="normal" style:font-weight-complex="normal"/>
    </style:style>
    <style:style style:name="P18" style:family="paragraph" style:parent-style-name="Text_20_body" style:list-style-name="L2">
      <style:text-properties fo:font-weight="normal" officeooo:rsid="0038d5ac" officeooo:paragraph-rsid="0038d5ac" style:font-weight-asian="normal" style:font-weight-complex="normal"/>
    </style:style>
    <style:style style:name="P19" style:family="paragraph" style:parent-style-name="Text_20_body" style:list-style-name="L2">
      <style:text-properties fo:font-weight="normal" officeooo:rsid="003cf186" officeooo:paragraph-rsid="003cf186" style:font-weight-asian="normal" style:font-weight-complex="normal"/>
    </style:style>
    <style:style style:name="P20" style:family="paragraph" style:parent-style-name="Text_20_body" style:list-style-name="L2">
      <style:text-properties fo:font-weight="normal" officeooo:rsid="003f00ed" officeooo:paragraph-rsid="003f00ed" style:font-weight-asian="normal" style:font-weight-complex="normal"/>
    </style:style>
    <style:style style:name="P21" style:family="paragraph" style:parent-style-name="Text_20_body" style:list-style-name="L2">
      <style:text-properties fo:font-weight="normal" officeooo:rsid="0040f4ae" officeooo:paragraph-rsid="0040f4ae" style:font-weight-asian="normal" style:font-weight-complex="normal"/>
    </style:style>
    <style:style style:name="P22" style:family="paragraph" style:parent-style-name="Text_20_body" style:list-style-name="L2">
      <style:text-properties fo:font-weight="normal" officeooo:rsid="00430438" officeooo:paragraph-rsid="00430438" style:font-weight-asian="normal" style:font-weight-complex="normal"/>
    </style:style>
    <style:style style:name="P23" style:family="paragraph" style:parent-style-name="Text_20_body" style:list-style-name="L2">
      <style:text-properties fo:font-weight="normal" officeooo:rsid="00469c50" officeooo:paragraph-rsid="00469c50" style:font-weight-asian="normal" style:font-weight-complex="normal"/>
    </style:style>
    <style:style style:name="P24" style:family="paragraph" style:parent-style-name="Text_20_body" style:list-style-name="L2">
      <style:text-properties fo:font-weight="bold" officeooo:rsid="00489191" officeooo:paragraph-rsid="00489191" style:font-weight-asian="bold" style:font-weight-complex="bold"/>
    </style:style>
    <style:style style:name="P25" style:family="paragraph" style:parent-style-name="Heading_20_1">
      <style:paragraph-properties fo:break-before="page"/>
    </style:style>
    <style:style style:name="T1" style:family="text">
      <style:text-properties style:text-underline-style="solid" style:text-underline-width="auto" style:text-underline-color="font-color"/>
    </style:style>
    <style:style style:name="T2" style:family="text">
      <style:text-properties style:font-name="Segoe UI" fo:font-size="11.5pt" fo:language="en" fo:country="US"/>
    </style:style>
    <style:style style:name="T3" style:family="text">
      <style:text-properties style:font-name="Segoe UI" fo:font-size="11.5pt" fo:language="en" fo:country="US" style:text-underline-style="solid" style:text-underline-width="auto" style:text-underline-color="font-color"/>
    </style:style>
    <style:style style:name="T4" style:family="text">
      <style:text-properties officeooo:rsid="001abcd0"/>
    </style:style>
    <style:style style:name="T5" style:family="text">
      <style:text-properties fo:font-weight="bold" style:font-weight-asian="bold" style:font-weight-complex="bold"/>
    </style:style>
    <style:style style:name="T6" style:family="text">
      <style:text-properties fo:font-weight="bold" officeooo:rsid="002f9ee1" style:font-weight-asian="bold" style:font-weight-complex="bold"/>
    </style:style>
    <style:style style:name="T7" style:family="text">
      <style:text-properties fo:font-weight="bold" officeooo:rsid="0042c162"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d1aa3" style:font-weight-asian="normal" style:font-weight-complex="normal"/>
    </style:style>
    <style:style style:name="T10" style:family="text">
      <style:text-properties fo:font-weight="normal" officeooo:rsid="001f03d7" style:font-weight-asian="normal" style:font-weight-complex="normal"/>
    </style:style>
    <style:style style:name="T11" style:family="text">
      <style:text-properties fo:font-weight="normal" officeooo:rsid="0023973f" style:font-weight-asian="normal" style:font-weight-complex="normal"/>
    </style:style>
    <style:style style:name="T12" style:family="text">
      <style:text-properties fo:font-weight="normal" officeooo:rsid="002689ed" style:font-weight-asian="normal" style:font-weight-complex="normal"/>
    </style:style>
    <style:style style:name="T13" style:family="text">
      <style:text-properties fo:font-weight="normal" officeooo:rsid="002dbed4" style:font-weight-asian="normal" style:font-weight-complex="normal"/>
    </style:style>
    <style:style style:name="T14" style:family="text">
      <style:text-properties fo:font-weight="normal" officeooo:rsid="002f9ee1" style:font-weight-asian="normal" style:font-weight-complex="normal"/>
    </style:style>
    <style:style style:name="T15" style:family="text">
      <style:text-properties officeooo:rsid="00379b2d"/>
    </style:style>
    <style:style style:name="T16" style:family="text">
      <style:text-properties officeooo:rsid="003a0e21"/>
    </style:style>
    <style:style style:name="T17" style:family="text">
      <style:text-properties officeooo:rsid="003e339f"/>
    </style:style>
    <style:style style:name="T18" style:family="text">
      <style:text-properties officeooo:rsid="0042c162"/>
    </style:style>
    <style:style style:name="T19" style:family="text">
      <style:text-properties officeooo:rsid="004492fc"/>
    </style:style>
    <style:style style:name="T20" style:family="text">
      <style:text-properties officeooo:rsid="00498eac"/>
    </style:style>
    <style:style style:name="T21" style:family="text">
      <style:text-properties officeooo:rsid="004cf726"/>
    </style:style>
    <style:style style:name="T22" style:family="text">
      <style:text-properties officeooo:rsid="004e247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ar Students,</text:p>
      <text:p text:style-name="P8">Exam contents: <text:span text:style-name="T1">Part3: Spring Web MVC</text:span> (except maven, junit and security) and <text:span text:style-name="T1">Part5:Spring&amp;webservices</text:span>. The basic parts 'Servlet/JSP' and 'Spring basis' are used in “Spring Web MVC”: expression language, JSTL, autowired, etc. The basic parts are not separately interrogated.</text:p>
      <text:p text:style-name="P10"><text:span text:style-name="T3">Deel4: Spring&amp;JPA</text:span> <text:span text:style-name="T2">is not for exam. The parts JPA, Maven, JUnit and Security are used in “projecten 2TI”.</text:span></text:p>
      <text:p text:style-name="P9">The exam is open book. Slides are digital available. You get the classes ‘SpringMvcInitializer’ and ‘WebConfig with method viewResolver (the other you need to complete yourself)’.</text:p>
      <text:p text:style-name="P9">You can bring with you the examples and exercises on paper  (bundled up – no separated papers).</text:p>
      <text:p text:style-name="P9">For the exam, you have to make a Spring web application (no Maven).  You use  java configuration. You have to eliminate the xml and add the two configuration classes. You write  yourself the jsp screens, the controller class, the command class, etc. The webservices part can be examined on (digital) paper.</text:p>
      <text:p text:style-name="P9">The exam is open book, so I except a working application.</text:p>
      <text:p text:style-name="P8">Success,<text:line-break/>Johan Van Schoor.</text:p>
      <text:p text:style-name="Standard"/>
      <text:h text:style-name="P25" text:outline-level="1">basics</text:h>
      <text:p text:style-name="P1">Client and server model, client sends request to server who responds with HTML<text:line-break/>HTML: content<text:line-break/>HTTP: Hypertext transport protocol, <text:span text:style-name="T4">request and response<text:line-break/>HTTP response stream: status code (succesfull?), content type (picture, HTML, …), content</text:span></text:p>
      <text:p text:style-name="P1"/>
      <text:p text:style-name="P2">HTTP request: HTTP method name eg website.be/<text:span text:style-name="T5">cursist/index<text:line-break/></text:span><text:span text:style-name="T9">HTTP protocols: GET </text:span><text:span text:style-name="T10">(get resource and send it back)</text:span><text:span text:style-name="T9"> and POST </text:span><text:span text:style-name="T10">(request something and at same time send form data to server)</text:span></text:p>
      <text:p text:style-name="P2"><text:span text:style-name="T10"/></text:p>
      <text:list xml:id="list64843234332853654" text:style-name="L1">
        <text:list-item>
          <text:p text:style-name="P3"><text:span text:style-name="T10">C</text:span><text:span text:style-name="T8">ontainer</text:span></text:p>
          <text:list>
            <text:list-item>
              <text:p text:style-name="P3"><text:span text:style-name="T8">Servlets don’t have main() method, servlets are under control of </text:span><text:span text:style-name="T5">Container</text:span></text:p>
              <text:list>
                <text:list-item>
                  <text:p text:style-name="P4"><text:span text:style-name="T8">examples container: Tomcat, Glassfish, …</text:span></text:p>
                </text:list-item>
              </text:list>
            </text:list-item>
            <text:list-item>
              <text:p text:style-name="P5"><text:span text:style-name="T8">container receives the HTTP request/response and provides it to the servlet, </text:span><text:span text:style-name="T11">calls the servlet’s methods (eg doPost and doGet)</text:span></text:p>
            </text:list-item>
          </text:list>
        </text:list-item>
        <text:list-item>
          <text:p text:style-name="P6"><text:span text:style-name="T11">h</text:span><text:span text:style-name="T8">ow container handles request</text:span></text:p>
          <text:list>
            <text:list-item>
              <text:p text:style-name="P6"><text:span text:style-name="T8">user clicks URL to servlet, container sees which servlet the request is for, creates HttpServletResponse and HttpServletRequest, finds correct servlet based on URL, creates thread and passes request and response objects to that servlet thread.<text:line-break/></text:span><text:span text:style-name="T12">Calls the servlet’s service() method (either the doGet() or doPost() method) which generates the dynamic page, after that the container converts the response object into an HTTP response and sends it to the client, then deletes request&amp;response objects</text:span></text:p>
            </text:list-item>
          </text:list>
        </text:list-item>
      </text:list>
      <text:h text:style-name="Heading_20_2" text:outline-level="2">servlets</text:h>
      <text:p text:style-name="Text_20_body">Jsp : java server page</text:p>
      <text:list xml:id="list5471174160244584381" text:style-name="L2">
        <text:list-item>
          <text:p text:style-name="P11">client requests action be performed, server performs it : response-request system (each request In different thread)</text:p>
        </text:list-item>
        <text:list-item>
          <text:p text:style-name="P11">servlet = <text:span text:style-name="T5">java programming language class</text:span><text:span text:style-name="T8"> to extend capabilities of servers via request-response programming model, defines HTTP-specific servlet classes</text:span></text:p>
        </text:list-item>
        <text:list-item>
          <text:p text:style-name="P11"><text:span text:style-name="T8">instance servlet non-existant? Load class, create instance, call init method<text:line-break/>need to remove servlet? it’s destroy method is called</text:span></text:p>
        </text:list-item>
        <text:list-item>
          <text:p text:style-name="P11"><text:span text:style-name="T8">invokes service method, passing request and response object</text:span></text:p>
        </text:list-item>
        <text:list-item>
          <text:p text:style-name="P11"><text:span text:style-name="T5">HttpServlet</text:span><text:span text:style-name="T8"> Class: web-based servlets typically extend this class, <text:line-break/>ge</text:span><text:span text:style-name="T13">t(retrieve content of URL usually HTML)</text:span><text:span text:style-name="T8"> &amp; post requests, </text:span><text:span text:style-name="T14">URL defined by:</text:span><text:span text:style-name="T8"><text:line-break/></text:span><text:span text:style-name="T6">@WebServlet(name = “servletName”, urlPatterns={“/welcome1”}</text:span></text:p>
          <text:list>
            <text:list-item>
              <text:p text:style-name="P12">override doGet &amp; doPost method, <text:span text:style-name="T15">response.setContentType(“text/html”);<text:line-break/>try(Printwriter out = response.getWriter()){ out.println(“...”); } //try with resources</text:span><text:line-break/>can then do out.println(“&lt;html&gt;”)… to create page</text:p>
            </text:list-item>
            <text:list-item>
              <text:p text:style-name="P13">&lt;form action=”welcome1” method=”get”&gt;…</text:p>
            </text:list-item>
            <text:list-item>
              <text:p text:style-name="P14">servlets can have 3 names: client-known URL name, deployer-known secret internal name &amp; programmer-known actual file name</text:p>
            </text:list-item>
            <text:list-item>
              <text:p text:style-name="P15"><text:soft-page-break/>initial URL: properties project &gt; Run &gt; relative URL</text:p>
            </text:list-item>
            <text:list-item>
              <text:p text:style-name="P16">parameters inside doPost: request.getParameter(“naam”), </text:p>
            </text:list-item>
            <text:list-item>
              <text:p text:style-name="P17">GET requests can be bookmarked, POST requests cannot: GET is for getting, POST is for sending data to process</text:p>
            </text:list-item>
            <text:list-item>
              <text:p text:style-name="P18">example link: &lt;a href=”redirect?page=oracle”&gt;...&lt;/a&gt;<text:line-break/>have servlet with urlPattern ‘/redirect’, that processes the parameter page<text:line-break/><text:span text:style-name="T16">if(request.getParameter(“page”) == “oracle”){<text:line-break/> reponse.sendRedirect(“</text:span><text:a xlink:type="simple" xlink:href="http://oracle.com/" text:style-name="Internet_20_link" text:visited-style-name="Visited_20_Internet_20_Link"><text:span text:style-name="T16">http://oracle.com</text:span></text:a><text:span text:style-name="T16">”);<text:line-break/>}else{ response.sendRedirect(“welcome1”); }</text:span></text:p>
            </text:list-item>
          </text:list>
        </text:list-item>
        <text:list-item>
          <text:p text:style-name="P19">redirect vs request dispatch: <text:span text:style-name="T17">asking client to call someone else vs asking a co-worker to take over without client knowing (URL doens’t change)</text:span></text:p>
          <text:list>
            <text:list-item>
              <text:p text:style-name="P20">dispatch: RequestDispatches view = request.getRequestDispatcher(“result.jsp”);<text:line-break/>view.forward(request,response);</text:p>
            </text:list-item>
          </text:list>
        </text:list-item>
        <text:list-item>
          <text:p text:style-name="P21">session tracking <text:span text:style-name="T18">using </text:span><text:span text:style-name="T7">javax.servlet.http.HttpSession</text:span></text:p>
          <text:list>
            <text:list-item>
              <text:p text:style-name="P22">can set timeout, can invalidate it inside get/post<text:line-break/><text:span text:style-name="T19">session.setMaxInactiveInterval</text:span></text:p>
            </text:list-item>
            <text:list-item>
              <text:p text:style-name="P23">can setAttribute &amp; removeAttribute, <text:span text:style-name="T21">getCreationTime, getLastAccessedTime, getMaxInactiveInterval, getAttributeNames (enumeration of attribute names)</text:span></text:p>
            </text:list-item>
            <text:list-item>
              <text:p text:style-name="P24">HttpSession session = request.getSession(true); //<text:span text:style-name="T22">param = create session if not exist?</text:span><text:span text:style-name="T8"><text:line-break/></text:span>session.setAttribute(“English”, object);<text:line-break/><text:span text:style-name="T20">session.getId(); //get unique session id<text:line-break/>session.isNew(); //is session new?</text:span></text:p>
            </text:list-item>
          </text:list>
        </text:list-item>
      </text:list>
      <text:h text:style-name="Heading_20_2" text:outline-level="2">JSP</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0:19:26.824752079</meta:creation-date>
    <meta:generator>LibreOffice/5.1.6.2$Linux_X86_64 LibreOffice_project/10m0$Build-2</meta:generator>
    <dc:date>2017-05-25T12:37:59.235013562</dc:date>
    <meta:editing-duration>PT2H18M9S</meta:editing-duration>
    <meta:editing-cycles>53</meta:editing-cycles>
    <meta:document-statistic meta:table-count="0" meta:image-count="0" meta:object-count="0" meta:page-count="3" meta:paragraph-count="38" meta:word-count="631" meta:character-count="4553" meta:non-whitespace-character-count="3976"/>
  </office:meta>
</office:document-meta>
</file>